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3">
        <text:h text:style-name="Heading_20_4" text:outline-level="4">Undo:</text:h>
        <text:p text:style-name="Textkörper_20_Einrückung_20_Organon">Es können Aktionen rückgängig gemacht werden, solange nur innerhalb eines Textbereiches bearbeitet wurde. <text:span text:style-name="T1">Mit Wechsel in einen anderen Bereich oder einer anderen Nutzung von Organon, wird der geänderte Text gespeichert und der UndoManager zurückgesetzt, so dass keine Aktion mehr rückgängig gemacht werden kann.</text:span></text:p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44" meta:character-count="316"/>
    <dc:date>2015-05-09T10:18:37.13</dc:date>
    <meta:editing-duration>P0D</meta:editing-duration>
    <meta:editing-cycles>1</meta:editing-cycles>
    <meta:generator>OpenOffice/4.1.1$Win32 OpenOffice.org_project/411m6$Build-9775</meta:generator>
  </office:meta>
</office:document-meta>
</file>